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778cm"/>
    </style:style>
    <style:style style:name="gr3" style:family="graphic" style:parent-style-name="standard">
      <style:graphic-properties draw:stroke="none" svg:stroke-color="#000000" draw:fill="none" draw:fill-color="#ffffff" fo:min-height="1.494cm"/>
      <style:paragraph-properties style:writing-mode="lr-tb"/>
    </style:style>
    <style:style style:name="gr4" style:family="graphic" style:parent-style-name="standard">
      <style:graphic-properties svg:stroke-color="#729fcf" draw:fill-color="#b4c7dc" draw:textarea-horizontal-align="justify" draw:textarea-vertical-align="middle" draw:auto-grow-height="false" fo:min-height="3.991cm" fo:min-width="6.535cm"/>
    </style:style>
    <style:style style:name="gr5" style:family="graphic" style:parent-style-name="standard">
      <style:graphic-properties draw:stroke="none" svg:stroke-color="#000000" draw:fill="none" draw:fill-color="#ffffff" fo:min-height="0.938cm"/>
      <style:paragraph-properties style:writing-mode="lr-tb"/>
    </style:style>
    <style:style style:name="gr6" style:family="graphic" style:parent-style-name="objectwithoutfill">
      <style:graphic-properties svg:stroke-width="0.081cm" svg:stroke-color="#069a2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00a933" fo:min-height="1.4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84d1" fo:font-size="17.8999996185303pt" style:font-size-asian="18pt" style:font-size-complex="18pt"/>
    </style:style>
    <style:style style:name="P3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ffffff" fo:font-size="17.8999996185303pt" style:font-size-asian="18pt" style:font-size-complex="18pt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a933"/>
      <style:paragraph-properties style:writing-mode="lr-tb"/>
      <style:text-properties fo:color="#069a2e" fo:font-size="17.8999996185303pt" fo:background-color="#00a933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069a2e" fo:font-size="17.8999996185303pt"/>
    </style:style>
    <style:style style:name="T1" style:family="text">
      <style:text-properties fo:color="#0084d1" fo:font-size="18pt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17.8999996185303pt"/>
    </style:style>
    <style:style style:name="T4" style:family="text">
      <style:text-properties fo:color="#069a2e"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2.098cm" svg:height="2.384cm" svg:x="1.626cm" svg:y="2.134cm">
            <draw:text-box>
              <text:p text:style-name="P1"><text:span text:style-name="T1">IDATA_WIDTH_p, ODATA_WIDTH_p, ocpi_buffer_size_out, ocpi_blocked_out, ocpi_latency_out, ocpi_max_latency_out, ocpi_message_out, ocpi_bytes_out</text:span></text:p>
            </draw:text-box>
          </draw:frame>
          <draw:g>
            <draw:frame draw:style-name="gr2" draw:text-style-name="P3" draw:layer="layout" svg:width="9.145cm" svg:height="2.028cm" svg:x="5.117cm" svg:y="7.889cm">
              <draw:text-box>
                <text:p/>
              </draw:text-box>
            </draw:frame>
            <draw:frame draw:style-name="gr3" draw:text-style-name="P5" draw:layer="layout" svg:width="4.736cm" svg:height="1.744cm" svg:x="10.29cm" svg:y="8.03cm">
              <draw:text-box>
                <text:p text:style-name="P4"><text:span text:style-name="T2">Back Pressure</text:span></text:p>
              </draw:text-box>
            </draw:frame>
            <draw:custom-shape draw:style-name="gr4" draw:text-style-name="P6" draw:layer="layout" svg:width="7.493cm" svg:height="4.699cm" svg:x="8.851cm" svg:y="6.55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7" draw:layer="layout" svg:width="5.084cm" svg:height="1.188cm" svg:x="10.055cm" svg:y="8.308cm">
              <draw:text-box>
                <text:p><text:span text:style-name="T3">Back Pressure</text:span></text:p>
              </draw:text-box>
            </draw:frame>
            <draw:line draw:style-name="gr6" draw:text-style-name="P8" draw:layer="layout" svg:x1="4.407cm" svg:y1="8.865cm" svg:x2="8.979cm" svg:y2="8.865cm">
              <text:p/>
            </draw:line>
            <draw:line draw:style-name="gr7" draw:text-style-name="P1" draw:layer="layout" svg:x1="12.663cm" svg:y1="4.42cm" svg:x2="12.663cm" svg:y2="6.579cm">
              <text:p/>
            </draw:line>
            <draw:frame draw:style-name="gr8" draw:text-style-name="P9" draw:layer="layout" svg:width="2.032cm" svg:height="1.684cm" svg:x="4.916cm" svg:y="7.696cm">
              <draw:text-box>
                <text:p><text:span text:style-name="T4">input</text:span></text:p>
              </draw:text-box>
            </draw:frame>
            <draw:frame draw:style-name="gr9" draw:text-style-name="P10" draw:layer="layout" svg:width="2.54cm" svg:height="1.634cm" svg:x="4.916cm" svg:y="9.094cm">
              <draw:text-box>
                <text:p><text:span text:style-name="T4">32 bits</text:span></text:p>
              </draw:text-box>
            </draw:frame>
            <draw:frame draw:style-name="gr10" draw:text-style-name="P10" draw:layer="layout" svg:width="2.793cm" svg:height="1.673cm" svg:x="16.853cm" svg:y="7.696cm">
              <draw:text-box>
                <text:p><text:span text:style-name="T4">output</text:span></text:p>
              </draw:text-box>
            </draw:frame>
            <draw:frame draw:style-name="gr9" draw:text-style-name="P10" draw:layer="layout" svg:width="2.54cm" svg:height="1.634cm" svg:x="16.853cm" svg:y="9.094cm">
              <draw:text-box>
                <text:p><text:span text:style-name="T4">32 bits</text:span></text:p>
              </draw:text-box>
            </draw:frame>
            <draw:line draw:style-name="gr6" draw:text-style-name="P8" draw:layer="layout" svg:x1="16.372cm" svg:y1="8.892cm" svg:x2="20.944cm" svg:y2="8.89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5.4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07T16:51:15.961086497</dc:date>
    <meta:editing-duration>PT4H58M45S</meta:editing-duration>
    <meta:editing-cycles>38</meta:editing-cycles>
    <meta:generator>LibreOffice/6.4.7.2$MacOSX_X86_64 LibreOffice_project/639b8ac485750d5696d7590a72ef1b496725cfb5</meta:generator>
    <dc:creator>Lisa Zahn</dc:creator>
    <meta:document-statistic meta:object-count="14"/>
  </office:meta>
</office:document-meta>
</file>